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ospace"/>
    <style:font-face style:name="IRANSans" svg:font-family="IRANSans, Tahoma, Helvetica, sans-serif"/>
    <style:font-face style:name="Roboto" svg:font-family="Roboto, sans-serif"/>
    <style:font-face style:name="monospace" svg:font-family="monospace, monospace"/>
    <style:font-face style:name="Tahoma1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IRANSansWeb Light" svg:font-family="'IRANSansWeb Light'" style:font-family-generic="swiss" style:font-pitch="variable"/>
    <style:font-face style:name="IRANSansWeb Light1" svg:font-family="'IRANSansWeb Light'" style:font-adornments="Ligh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paragraph-rsid="003d831b"/>
    </style:style>
    <style:style style:name="P2" style:family="paragraph" style:parent-style-name="Standard">
      <style:paragraph-properties fo:text-align="end" style:justify-single-word="false" style:writing-mode="rl-tb"/>
      <style:text-properties fo:font-variant="normal" fo:text-transform="none" style:font-name="IRANSansWeb Light" fo:font-size="11.75pt" fo:letter-spacing="normal" fo:font-style="normal" fo:font-weight="normal" officeooo:rsid="001a6886" officeooo:paragraph-rsid="003b0f47" style:font-name-complex="IRANSansWeb Light"/>
    </style:style>
    <style:style style:name="P3" style:family="paragraph" style:parent-style-name="Standard">
      <style:paragraph-properties fo:text-align="end" style:justify-single-word="false" style:writing-mode="rl-tb"/>
      <style:text-properties fo:font-variant="normal" fo:text-transform="none" style:font-name="IRANSansWeb Light" fo:font-size="11.75pt" fo:letter-spacing="normal" fo:font-style="normal" fo:font-weight="normal" officeooo:rsid="001aa0f2" officeooo:paragraph-rsid="003b0f47" style:font-name-complex="IRANSansWeb Light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IRANSansWeb Light" officeooo:rsid="0019992d" officeooo:paragraph-rsid="0019992d" style:font-name-complex="IRANSansWeb Light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IRANSansWeb Light" officeooo:rsid="0019992d" officeooo:paragraph-rsid="003b0f47" style:font-name-complex="IRANSansWeb Light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IRANSansWeb Light" officeooo:rsid="0019c28e" officeooo:paragraph-rsid="0019c28e" style:font-name-complex="IRANSansWeb Light"/>
    </style:style>
    <style:style style:name="P7" style:family="paragraph" style:parent-style-name="Standard">
      <style:paragraph-properties fo:text-align="end" style:justify-single-word="false" style:writing-mode="rl-tb"/>
      <style:text-properties style:font-name="IRANSansWeb Light" officeooo:rsid="0019c28e" officeooo:paragraph-rsid="003b0f47" style:font-name-complex="IRANSansWeb Light"/>
    </style:style>
    <style:style style:name="P8" style:family="paragraph" style:parent-style-name="Standard">
      <style:paragraph-properties fo:text-align="end" style:justify-single-word="false" style:writing-mode="rl-tb"/>
      <style:text-properties style:font-name="IRANSansWeb Light" officeooo:rsid="001f9c38" officeooo:paragraph-rsid="003b0f47" style:font-name-complex="IRANSansWeb Light"/>
    </style:style>
    <style:style style:name="P9" style:family="paragraph" style:parent-style-name="Standard">
      <style:paragraph-properties fo:text-align="end" style:justify-single-word="false" style:writing-mode="rl-tb"/>
      <style:text-properties style:font-name="IRANSansWeb Light" officeooo:rsid="0025660b" officeooo:paragraph-rsid="003b0f47" style:font-name-complex="IRANSansWeb Light"/>
    </style:style>
    <style:style style:name="P10" style:family="paragraph" style:parent-style-name="Standard">
      <style:paragraph-properties fo:text-align="end" style:justify-single-word="false" style:writing-mode="rl-tb"/>
      <style:text-properties style:font-name="IRANSansWeb Light" officeooo:rsid="00200782" officeooo:paragraph-rsid="003b0f47" style:font-name-complex="IRANSansWeb Light"/>
    </style:style>
    <style:style style:name="P11" style:family="paragraph" style:parent-style-name="Standard">
      <style:paragraph-properties fo:text-align="end" style:justify-single-word="false" style:writing-mode="rl-tb"/>
      <style:text-properties style:font-name="IRANSansWeb Light" officeooo:rsid="00309331" officeooo:paragraph-rsid="003b0f47" style:font-name-complex="IRANSansWeb Light"/>
    </style:style>
    <style:style style:name="P12" style:family="paragraph" style:parent-style-name="Standard">
      <style:paragraph-properties fo:text-align="end" style:justify-single-word="false" style:writing-mode="rl-tb"/>
      <style:text-properties style:font-name="IRANSansWeb Light" officeooo:paragraph-rsid="003b0f47" style:font-name-complex="IRANSansWeb Light"/>
    </style:style>
    <style:style style:name="P13" style:family="paragraph" style:parent-style-name="Standard">
      <style:paragraph-properties fo:text-align="end" style:justify-single-word="false" style:writing-mode="rl-tb"/>
      <style:text-properties style:font-name="IRANSansWeb Light" officeooo:paragraph-rsid="001c8b95" style:font-name-complex="IRANSansWeb Light"/>
    </style:style>
    <style:style style:name="P14" style:family="paragraph" style:parent-style-name="Standard">
      <style:paragraph-properties fo:text-align="end" style:justify-single-word="false" style:writing-mode="rl-tb"/>
      <style:text-properties style:font-name="IRANSansWeb Light" officeooo:rsid="00219d0d" officeooo:paragraph-rsid="003b0f47" style:font-name-complex="IRANSansWeb Light"/>
    </style:style>
    <style:style style:name="P15" style:family="paragraph" style:parent-style-name="Standard">
      <style:paragraph-properties fo:text-align="end" style:justify-single-word="false" style:writing-mode="rl-tb"/>
      <style:text-properties style:font-name="IRANSansWeb Light" officeooo:rsid="00219d0d" officeooo:paragraph-rsid="00219d0d" style:font-name-complex="IRANSansWeb Light"/>
    </style:style>
    <style:style style:name="P16" style:family="paragraph" style:parent-style-name="Standard">
      <style:paragraph-properties fo:text-align="end" style:justify-single-word="false" style:writing-mode="rl-tb"/>
      <style:text-properties style:font-name="IRANSansWeb Light" officeooo:rsid="001b21de" officeooo:paragraph-rsid="003b0f47" style:font-name-complex="IRANSansWeb Light"/>
    </style:style>
    <style:style style:name="P17" style:family="paragraph" style:parent-style-name="Standard">
      <style:paragraph-properties fo:text-align="end" style:justify-single-word="false" style:writing-mode="rl-tb"/>
      <style:text-properties style:font-name="IRANSansWeb Light" officeooo:rsid="001aa0f2" officeooo:paragraph-rsid="003b0f47" style:font-name-complex="IRANSansWeb Light"/>
    </style:style>
    <style:style style:name="P18" style:family="paragraph" style:parent-style-name="Standard">
      <style:paragraph-properties fo:text-align="end" style:justify-single-word="false" style:writing-mode="rl-tb"/>
      <style:text-properties style:font-name="IRANSansWeb Light" officeooo:rsid="003b0f47" officeooo:paragraph-rsid="003b0f47" style:font-name-complex="IRANSansWeb Light"/>
    </style:style>
    <style:style style:name="P19" style:family="paragraph" style:parent-style-name="Standard">
      <style:paragraph-properties fo:text-align="end" style:justify-single-word="false" style:writing-mode="rl-tb"/>
      <style:text-properties style:font-name="IRANSansWeb Light" officeooo:rsid="001c8b95" officeooo:paragraph-rsid="001c8b95" style:font-name-complex="IRANSansWeb Light"/>
    </style:style>
    <style:style style:name="P20" style:family="paragraph" style:parent-style-name="Standard">
      <style:paragraph-properties fo:text-align="end" style:justify-single-word="false" style:writing-mode="rl-tb"/>
      <style:text-properties style:font-name="IRANSansWeb Light" officeooo:rsid="00252b98" officeooo:paragraph-rsid="00252b98" style:font-name-complex="IRANSansWeb Light"/>
    </style:style>
    <style:style style:name="P21" style:family="paragraph" style:parent-style-name="Standard">
      <style:paragraph-properties fo:text-align="end" style:justify-single-word="false" style:writing-mode="rl-tb"/>
      <style:text-properties style:font-name="IRANSansWeb Light" officeooo:rsid="0033065c" officeooo:paragraph-rsid="0033065c" style:font-name-complex="IRANSansWeb Light"/>
    </style:style>
    <style:style style:name="P22" style:family="paragraph" style:parent-style-name="Standard">
      <style:paragraph-properties fo:text-align="end" style:justify-single-word="false" style:writing-mode="rl-tb"/>
      <style:text-properties style:font-name="IRANSansWeb Light" officeooo:rsid="0034c631" officeooo:paragraph-rsid="0034c631" style:font-name-complex="IRANSansWeb Light"/>
    </style:style>
    <style:style style:name="P23" style:family="paragraph" style:parent-style-name="Standard">
      <style:paragraph-properties fo:text-align="end" style:justify-single-word="false" style:writing-mode="rl-tb"/>
      <style:text-properties style:font-name="IRANSansWeb Light" officeooo:rsid="0035b808" officeooo:paragraph-rsid="0035b808" style:font-name-complex="IRANSansWeb Light"/>
    </style:style>
    <style:style style:name="P24" style:family="paragraph" style:parent-style-name="Standard">
      <style:paragraph-properties fo:text-align="end" style:justify-single-word="false" style:writing-mode="rl-tb"/>
      <style:text-properties style:font-name="IRANSansWeb Light" fo:font-weight="bold" officeooo:rsid="0019992d" officeooo:paragraph-rsid="0019992d" style:font-weight-asian="bold" style:font-name-complex="IRANSansWeb Light" style:font-weight-complex="bold"/>
    </style:style>
    <style:style style:name="P25" style:family="paragraph" style:parent-style-name="Standard">
      <style:paragraph-properties fo:text-align="end" style:justify-single-word="false" style:writing-mode="rl-tb"/>
      <style:text-properties style:text-position="0% 100%" style:font-name="IRANSansWeb Light" officeooo:rsid="0035b808" officeooo:paragraph-rsid="0035b808" style:font-name-complex="IRANSansWeb Light"/>
    </style:style>
    <style:style style:name="P26" style:family="paragraph" style:parent-style-name="Standard">
      <style:paragraph-properties fo:text-align="end" style:justify-single-word="false" style:writing-mode="rl-tb"/>
      <style:text-properties style:text-position="0% 100%" style:font-name="IRANSansWeb Light" officeooo:rsid="0035e388" officeooo:paragraph-rsid="0035e388" style:font-name-complex="IRANSansWeb Light"/>
    </style:style>
    <style:style style:name="P27" style:family="paragraph" style:parent-style-name="Standard">
      <style:paragraph-properties fo:text-align="end" style:justify-single-word="false" style:writing-mode="rl-tb"/>
      <style:text-properties style:font-name="IRANSansWeb Light1" fo:font-size="12pt" officeooo:rsid="003d831b" officeooo:paragraph-rsid="003d831b" style:font-size-asian="12pt" style:font-name-complex="IRANSansWeb Light1" style:font-size-complex="12pt"/>
    </style:style>
    <style:style style:name="P28" style:family="paragraph" style:parent-style-name="Standard">
      <style:paragraph-properties fo:text-align="end" style:justify-single-word="false" style:writing-mode="rl-tb"/>
      <style:text-properties style:font-name="IRANSansWeb Light1" fo:font-size="12pt" officeooo:rsid="0019992d" officeooo:paragraph-rsid="0019992d" style:font-size-asian="12pt" style:font-name-complex="IRANSansWeb Light1" style:font-size-complex="12pt"/>
    </style:style>
    <style:style style:name="P29" style:family="paragraph" style:parent-style-name="Standard">
      <style:paragraph-properties fo:text-align="center" style:justify-single-word="false" style:writing-mode="lr-tb"/>
      <style:text-properties fo:font-variant="normal" fo:text-transform="none" style:font-name="IRANSansWeb Light" fo:font-size="11.75pt" fo:letter-spacing="normal" fo:font-style="normal" fo:font-weight="normal" officeooo:rsid="001aa0f2" officeooo:paragraph-rsid="003b0f47" style:font-name-complex="IRANSansWeb Light"/>
    </style:style>
    <style:style style:name="P30" style:family="paragraph" style:parent-style-name="Standard">
      <style:paragraph-properties fo:text-align="start" style:justify-single-word="false" style:writing-mode="lr-tb"/>
      <style:text-properties style:font-name="IRANSansWeb Light" officeooo:rsid="001f9c38" officeooo:paragraph-rsid="003b0f47" style:font-name-complex="IRANSansWeb Light"/>
    </style:style>
    <style:style style:name="P31" style:family="paragraph" style:parent-style-name="Standard">
      <style:paragraph-properties fo:text-align="center" style:justify-single-word="false" style:writing-mode="lr-tb"/>
      <style:text-properties style:font-name="IRANSansWeb Light" officeooo:rsid="00219d0d" officeooo:paragraph-rsid="003b0f47" style:font-name-complex="IRANSansWeb Light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IRANSansWeb Light" officeooo:rsid="001c8b95" officeooo:paragraph-rsid="001c8b95" style:font-name-complex="IRANSansWeb Light"/>
    </style:style>
    <style:style style:name="P33" style:family="paragraph" style:parent-style-name="Standard">
      <style:paragraph-properties fo:text-align="start" style:justify-single-word="false" style:writing-mode="lr-tb"/>
      <style:text-properties style:text-position="0% 100%" style:font-name="IRANSansWeb Light" officeooo:rsid="0035e388" officeooo:paragraph-rsid="0035e388" style:font-name-complex="IRANSansWeb Light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IRANSansWeb Light1" fo:font-size="12pt" officeooo:rsid="003d831b" officeooo:paragraph-rsid="003d831b" style:font-size-asian="12pt" style:font-name-complex="IRANSansWeb Light1" style:font-size-complex="12pt"/>
    </style:style>
    <style:style style:name="P35" style:family="paragraph" style:parent-style-name="Standard">
      <style:paragraph-properties fo:text-align="end" style:justify-single-word="false" fo:padding-left="0in" fo:padding-right="0in" fo:padding-top="0in" fo:padding-bottom="0.0291in" fo:border-left="none" fo:border-right="none" fo:border-top="none" fo:border-bottom="0.06pt solid #000000" style:writing-mode="rl-tb" style:join-border="false"/>
      <style:text-properties style:font-name="IRANSansWeb Light" officeooo:rsid="00219d0d" officeooo:paragraph-rsid="003b0f47" style:font-name-complex="IRANSansWeb Light"/>
    </style:style>
    <style:style style:name="P36" style:family="paragraph" style:parent-style-name="Standard">
      <style:paragraph-properties fo:text-align="end" style:justify-single-word="false" fo:padding-left="0in" fo:padding-right="0in" fo:padding-top="0in" fo:padding-bottom="0.0291in" fo:border-left="none" fo:border-right="none" fo:border-top="none" fo:border-bottom="0.06pt solid #000000" style:writing-mode="rl-tb" style:join-border="false"/>
      <style:text-properties style:font-name="IRANSansWeb Light" officeooo:rsid="003b0f47" officeooo:paragraph-rsid="003b0f47" style:font-name-complex="IRANSansWeb Light"/>
    </style:style>
    <style:style style:name="P37" style:family="paragraph" style:parent-style-name="Text_20_body">
      <style:paragraph-properties fo:margin-left="0in" fo:margin-right="0in" fo:margin-top="0in" fo:margin-bottom="0in" loext:contextual-spacing="false" fo:text-align="end" style:justify-single-word="false" fo:orphans="2" fo:widows="2" fo:text-indent="0in" style:auto-text-indent="false" style:writing-mode="rl-tb"/>
      <style:text-properties fo:font-variant="normal" fo:text-transform="none" style:font-name="IRANSansWeb Light1" fo:font-size="12pt" fo:letter-spacing="normal" style:font-size-asian="12pt" style:font-name-complex="IRANSansWeb Light1" style:font-size-complex="12pt"/>
    </style:style>
    <style:style style:name="P38" style:family="paragraph" style:parent-style-name="Text_20_body" style:list-style-name="L1">
      <style:paragraph-properties fo:margin-top="0in" fo:margin-bottom="0in" loext:contextual-spacing="false" fo:text-align="end" style:justify-single-word="false" fo:orphans="2" fo:widows="2" style:writing-mode="rl-tb"/>
      <style:text-properties fo:font-variant="normal" fo:text-transform="none" style:font-name="IRANSansWeb Light1" fo:font-size="12pt" fo:letter-spacing="normal" style:font-size-asian="12pt" style:font-name-complex="IRANSansWeb Light1" style:font-size-complex="12pt"/>
    </style:style>
    <style:style style:name="P39" style:family="paragraph" style:parent-style-name="Text_20_body" style:list-style-name="L1">
      <style:paragraph-properties fo:text-align="end" style:justify-single-word="false" fo:orphans="2" fo:widows="2" style:writing-mode="rl-tb"/>
      <style:text-properties fo:font-variant="normal" fo:text-transform="none" style:font-name="IRANSansWeb Light1" fo:font-size="12pt" fo:letter-spacing="normal" style:font-size-asian="12pt" style:font-name-complex="IRANSansWeb Light1" style:font-size-complex="12pt"/>
    </style:style>
    <style:style style:name="P40" style:family="paragraph" style:parent-style-name="Text_20_body">
      <style:paragraph-properties fo:text-align="end" style:justify-single-word="false" style:writing-mode="rl-tb"/>
      <style:text-properties style:font-name="IRANSansWeb Light1" fo:font-size="12pt" officeooo:rsid="003d831b" officeooo:paragraph-rsid="003d831b" style:font-size-asian="12pt" style:font-name-complex="IRANSansWeb Light1" style:font-size-complex="12pt"/>
    </style:style>
    <style:style style:name="P41" style:family="paragraph" style:parent-style-name="Text_20_body">
      <style:paragraph-properties fo:text-align="end" style:justify-single-word="false" style:writing-mode="rl-tb"/>
      <style:text-properties style:font-name="IRANSansWeb Light1" fo:font-size="12pt" style:font-size-asian="12pt" style:font-name-complex="IRANSansWeb Light1" style:font-size-complex="12pt"/>
    </style:style>
    <style:style style:name="P42" style:family="paragraph" style:parent-style-name="Preformatted_20_Text">
      <style:paragraph-properties fo:text-align="start" style:justify-single-word="false" style:writing-mode="lr-tb"/>
      <style:text-properties fo:font-variant="normal" fo:text-transform="none" style:font-name="IRANSansWeb Light" fo:font-size="11pt" fo:letter-spacing="normal" fo:font-style="normal" fo:font-weight="normal" officeooo:rsid="0019c28e" officeooo:paragraph-rsid="0019c28e" style:font-name-complex="IRANSansWeb Light"/>
    </style:style>
    <style:style style:name="P43" style:family="paragraph" style:parent-style-name="Preformatted_20_Text">
      <loext:graphic-properties draw:fill="solid" draw:fill-color="#e0e0e0" draw:opacity="100%"/>
      <style:paragraph-properties fo:margin-top="0in" fo:margin-bottom="0.102in" loext:contextual-spacing="false" fo:line-height="158%" fo:text-align="start" style:justify-single-word="false" fo:orphans="2" fo:widows="2" fo:background-color="#e0e0e0" fo:padding="0in" fo:border="none"/>
      <style:text-properties fo:font-variant="normal" fo:text-transform="none" style:font-name="IRANSansWeb Light" fo:font-size="11pt" fo:letter-spacing="normal" fo:font-style="normal" fo:font-weight="normal" style:font-name-complex="IRANSansWeb Light"/>
    </style:style>
    <style:style style:name="T1" style:family="text">
      <style:text-properties officeooo:rsid="0019c28e"/>
    </style:style>
    <style:style style:name="T2" style:family="text">
      <style:text-properties fo:font-variant="normal" fo:text-transform="none" fo:font-size="11.75pt" fo:letter-spacing="normal" fo:font-style="normal" fo:font-weight="normal"/>
    </style:style>
    <style:style style:name="T3" style:family="text">
      <style:text-properties fo:font-variant="normal" fo:text-transform="none" fo:font-size="11.75pt" fo:letter-spacing="normal" fo:font-style="normal" fo:font-weight="normal" officeooo:rsid="0023745d"/>
    </style:style>
    <style:style style:name="T4" style:family="text">
      <style:text-properties fo:font-variant="normal" fo:text-transform="none" fo:font-size="11.75pt" fo:letter-spacing="normal" fo:font-style="normal" fo:font-weight="normal" officeooo:rsid="001a6886"/>
    </style:style>
    <style:style style:name="T5" style:family="text">
      <style:text-properties fo:font-variant="normal" fo:text-transform="none" fo:font-size="11.75pt" fo:letter-spacing="normal" fo:font-style="normal" fo:font-weight="normal" officeooo:rsid="001ce1e0"/>
    </style:style>
    <style:style style:name="T6" style:family="text">
      <style:text-properties fo:font-variant="normal" fo:text-transform="none" fo:font-size="11.75pt" fo:letter-spacing="normal" fo:font-style="normal" fo:font-weight="normal" officeooo:rsid="00252b98"/>
    </style:style>
    <style:style style:name="T7" style:family="text">
      <style:text-properties fo:font-variant="normal" fo:text-transform="none" fo:letter-spacing="normal" style:font-name-complex="IRANSans" style:font-size-complex="10.3000001907349pt" style:font-style-complex="normal" style:font-weight-complex="normal"/>
    </style:style>
    <style:style style:name="T8" style:family="text">
      <style:text-properties fo:font-variant="normal" fo:text-transform="none" style:font-name="IRANSans" fo:font-size="10.3000001907349pt" fo:letter-spacing="normal" fo:font-style="normal" fo:font-weight="normal"/>
    </style:style>
    <style:style style:name="T9" style:family="text">
      <style:text-properties fo:font-variant="normal" fo:text-transform="none" style:font-name="IRANSansWeb Light1" fo:letter-spacing="normal" style:font-name-complex="IRANSansWeb Light1" style:font-size-complex="10.3000001907349pt" style:font-style-complex="normal" style:font-weight-complex="normal"/>
    </style:style>
    <style:style style:name="T10" style:family="text">
      <style:text-properties fo:font-variant="normal" fo:text-transform="none" style:font-name="IRANSansWeb Light1" fo:font-size="10.3000001907349pt" fo:letter-spacing="normal" fo:font-style="normal" fo:font-weight="normal" style:font-name-complex="IRANSansWeb Light1"/>
    </style:style>
    <style:style style:name="T11" style:family="text">
      <style:text-properties fo:font-variant="normal" fo:text-transform="none" style:font-name="IRANSansWeb Light1" fo:font-size="12pt" fo:letter-spacing="normal" style:font-size-asian="12pt" style:font-name-complex="IRANSansWeb Light1" style:font-size-complex="12pt" style:font-style-complex="normal" style:font-weight-complex="normal"/>
    </style:style>
    <style:style style:name="T12" style:family="text">
      <style:text-properties fo:font-variant="normal" fo:text-transform="none" style:font-name="IRANSansWeb Light1" fo:font-size="12pt" fo:letter-spacing="normal" fo:font-style="normal" fo:font-weight="normal" style:font-size-asian="12pt" style:font-name-complex="IRANSansWeb Light1" style:font-size-complex="12pt"/>
    </style:style>
    <style:style style:name="T13" style:family="text">
      <style:text-properties officeooo:rsid="001c8b95"/>
    </style:style>
    <style:style style:name="T14" style:family="text">
      <style:text-properties officeooo:rsid="00219d0d"/>
    </style:style>
    <style:style style:name="T15" style:family="text">
      <style:text-properties officeooo:rsid="0024f8d8"/>
    </style:style>
    <style:style style:name="T16" style:family="text">
      <style:text-properties officeooo:rsid="00252b98"/>
    </style:style>
    <style:style style:name="T17" style:family="text">
      <style:text-properties officeooo:rsid="0025660b"/>
    </style:style>
    <style:style style:name="T18" style:family="text">
      <style:text-properties officeooo:rsid="00271b5c"/>
    </style:style>
    <style:style style:name="T19" style:family="text">
      <style:text-properties officeooo:rsid="0033065c"/>
    </style:style>
    <style:style style:name="T20" style:family="text">
      <style:text-properties officeooo:rsid="0035b808"/>
    </style:style>
    <style:style style:name="T21" style:family="text">
      <style:text-properties style:text-position="sub 58%" officeooo:rsid="0035b808"/>
    </style:style>
    <style:style style:name="T22" style:family="text">
      <style:text-properties style:text-position="0% 100%"/>
    </style:style>
    <style:style style:name="T23" style:family="text">
      <style:text-properties style:text-position="0% 100%" officeooo:rsid="0035b808"/>
    </style:style>
    <style:style style:name="T24" style:family="text">
      <style:text-properties style:text-position="0% 100%" officeooo:rsid="0035e388"/>
    </style:style>
    <style:style style:name="T25" style:family="text">
      <style:text-properties officeooo:rsid="003b0f47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3d831b"/>
    </style:style>
    <style:style style:name="T28" style:family="text">
      <style:text-properties fo:font-style="normal" fo:font-weight="normal"/>
    </style:style>
    <style:style style:name="T29" style:family="text">
      <style:text-properties style:font-style-complex="normal" style:font-weight-complex="normal"/>
    </style:style>
    <style:style style:name="T30" style:family="text">
      <style:text-properties style:font-name="IRANSansWeb Light" officeooo:rsid="003d831b" style:font-name-complex="IRANSansWeb Light"/>
    </style:style>
    <style:style style:name="T31" style:family="text">
      <style:text-properties style:font-name="IRANSansWeb Light1" fo:font-size="12pt" officeooo:rsid="003d831b" style:font-size-asian="12pt" style:font-name-complex="IRANSansWeb Light1" style:font-size-complex="12pt"/>
    </style:style>
    <style:style style:name="T32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سؤالات تئوری</text:p>
      <text:p text:style-name="P4"/>
      <text:p text:style-name="P6">1. در یک کارگاه چوب بری، میخواهیم چوبی به طول n متر را به تکه‌های کوچکتر تبدیل کنیم. طول قطعه‌های ایجاد شده عدد صحیحی است و هر کدام ارزش خاصی دارد. الگوریتمی ارائه دهید که <text:span text:style-name="T15">مقدار </text:span>بیشترین ارزش ممکنه از این برش ها به دست بیاید.</text:p>
      <text:p text:style-name="P6">مثال:: اگر طول چوب برابر 8 باشد و جدول ارزش بر حسب اندازه به شکل زیر باشد</text:p>
      <text:p text:style-name="P6"/>
      <text:p text:style-name="P42">length <text:s text:c="2"/>| 1 <text:s text:c="2"/>2 <text:s text:c="2"/>3 <text:s text:c="2"/>4 <text:s text:c="2"/>5 <text:s text:c="2"/>6 <text:s text:c="2"/>7 <text:s text:c="2"/>8 <text:s/></text:p>
      <text:p text:style-name="P43">--------------------------------------------</text:p>
      <text:p text:style-name="P43">price <text:s text:c="3"/>| 1 <text:s text:c="2"/>5 <text:s text:c="2"/>8 <text:s text:c="2"/>9 <text:s/>10 <text:s/>17 <text:s/>17 <text:s/>20</text:p>
      <text:p text:style-name="P6">ماکسیمم ارزش برابر 22 خواهد بود ( با تقسیم چوب به قطعه‌های 2 متری و 6 متری)</text:p>
      <text:p text:style-name="P6">و یا اگر طول چوب برابر 8 باشد و جدول ارزش به شکل </text:p>
      <text:p text:style-name="P42">length <text:s text:c="2"/>| 1 <text:s text:c="2"/>2 <text:s text:c="2"/>3 <text:s text:c="2"/>4 <text:s text:c="2"/>5 <text:s text:c="2"/>6 <text:s text:c="2"/>7 <text:s text:c="2"/>8 <text:s/></text:p>
      <text:p text:style-name="P43">--------------------------------------------</text:p>
      <text:p text:style-name="P43">price <text:s text:c="3"/>| 3 <text:s text:c="2"/>5 <text:s text:c="2"/>8 <text:s text:c="2"/>9 <text:s/>10 <text:s/>17 <text:s/>17 <text:s/>20</text:p>
      <text:p text:style-name="P6">باشد ماکسیمم ارزش برابر 24 خواهد بود ( با تقسیم چوب به 8 چوب یک متری)</text:p>
      <text:p text:style-name="P6"/>
      <text:p text:style-name="P6">راهنمایی : الگوریتم شما باید از O(n^2) باشد</text:p>
      <text:p text:style-name="P4"/>
      <text:p text:style-name="P8"><text:span text:style-name="T25">2</text:span>. در یک آرایه ی نامرتب، الگوریتمی پیشنهاد دهید که <text:span text:style-name="T17">حاصل جمع</text:span> بزرگترین زیرآرایه ی متوالی از نظر جمع اعضا را ارائه دهد</text:p>
      <text:p text:style-name="P8">مثال : در آرایه ی</text:p>
      <text:p text:style-name="P30">{-2,-3,4,-1,-2,1,5,-3}</text:p>
      <text:p text:style-name="P8">بزرگترین زیرآرایه ی متوالی از نظر جمع اعضا برابر</text:p>
      <text:p text:style-name="P30">{4,-1,-2,1,5}</text:p>
      <text:p text:style-name="P8">است <text:span text:style-name="T17">و خروجی الگوریتم شما باید 7 باشد.</text:span></text:p>
      <text:p text:style-name="P9">همچنین ممکن است این زیر دنباله یکتا نباشد که در این صورت پیدا کردن تنها یکی از آن‌ها کافی است.</text:p>
      <text:p text:style-name="P10">نکته : الگوریتم شما باید از O(n) باشد</text:p>
      <text:p text:style-name="P10"/>
      <text:p text:style-name="P11"><text:span text:style-name="T25">3</text:span>. ما در نقطه ی (m,n) قرار داریم (m و n بزگتر یا مساوی 0 هستند) و میخواهیم به نقطه ی (0,0) بازگردیم. در هر مرحله میتوانیم یا یک خانه به پایین حرکت کرده یا یک خانه به سمت چپ. یعنی حرکت‌های مجاز ما در هر مرحله (m-1, n) و یا (m, n-1) است.</text:p>
      <text:p text:style-name="P11"><text:soft-page-break/>الگوریتمی ارائه دهید که تعداد حالت‌هایی که میتوانیم با استفاده از حرکت‌های مجاز به خانه ی 0,0 بازگردیم را به دست آورد.</text:p>
      <text:p text:style-name="P11">نکته : الگوریتم شما باید از O(n*m) باشد.</text:p>
      <text:p text:style-name="P10"/>
      <text:p text:style-name="P10"><text:span text:style-name="T25">4</text:span>. بر روی یک رشته به طول n، الگوریتمی ارائه دهید طول بزرگترین زیر رشته ی متقارن آن را به دست آورید.</text:p>
      <text:p text:style-name="P12"><text:span text:style-name="T14">مثال : برای رشته ی </text:span><text:span text:style-name="T2">BBABCBCAB </text:span><text:span text:style-name="T3">خروجی الگوریتم شما باید 7 باشد زیر BABCBAB بزرگترین زیر رشته ی متقارن آن است. زیر رشته‌های متقارن دیگری مانند BBBBB و BBCBB نیز وجود دارد که بزرگترین نیستند.</text:span></text:p>
      <text:p text:style-name="P14"/>
      <text:p text:style-name="P14">نکته : الگوریتم شما باید از O(n^2) باشد</text:p>
      <text:p text:style-name="P14"/>
      <text:p text:style-name="P14"><text:span text:style-name="T25">5</text:span>. در یک ماتریس صفر و یک، بزرگترین زیر ماتریس مربعی را بیابید که تمام عناصر آن یک باشد.</text:p>
      <text:p text:style-name="P14"/>
      <text:p text:style-name="P14">مثال : در ماتریس زیر</text:p>
      <text:p text:style-name="P31">1<text:tab/>1<text:tab/>1<text:tab/>0<text:tab/>0</text:p>
      <text:p text:style-name="P31">0<text:tab/>1<text:tab/>1<text:tab/>0<text:tab/>0</text:p>
      <text:p text:style-name="P31">1<text:tab/>1<text:tab/>1<text:tab/>1<text:tab/>1</text:p>
      <text:p text:style-name="P31">0<text:tab/>0<text:tab/>0<text:tab/>0<text:tab/>0</text:p>
      <text:p text:style-name="P14">بزرگترین زیر ماتریس مربعی تمام 1 برابر با </text:p>
      <text:p text:style-name="P31">1<text:tab/>1</text:p>
      <text:p text:style-name="P31">1<text:tab/>1</text:p>
      <text:p text:style-name="P14">است. <text:span text:style-name="T18">در این حالت خروجی الگوریتم شما باید 2 باشد. (اندازه ی بزرگترین زیر ماتریس)</text:span></text:p>
      <text:p text:style-name="P14"/>
      <text:p text:style-name="P14">نکته: الگوریتم شما باید از O(m*n) باشد(m تعداد سطر های ماتریس اصلی و n تعداد ستون ماتریس اصلی است)</text:p>
      <text:p text:style-name="P14"/>
      <text:p text:style-name="P5">سؤال‌های امتیازی :</text:p>
      <text:p text:style-name="P7">1. در یک دنباله ی اعداد نامرتب، زیر دنباله ای را زیردنباله ی «خاص» مینامیم که اولاً یک زیردنباله ی متوالی از دنباله ی اصلی باشد و ثانیاً اگر طول این زیردنباله m باشد و مقدار کوچکترین عضو این زیردنباله k باشد مقدار نظیر این زیر دنباله را m * k در نظر میگیریم. بدیهی است که یک دنباله میتواند مقداری زیادی زیر دنباله ی «خاص» داشته باشد. برای یک دنباله ی دلخواه زیردنباله ی «خاصی» را بیابید که مقدار نظیر آن از همه ی زیردنباله های «خاص» دیگر بیشتر باشد.</text:p>
      <text:p text:style-name="P7"/>
      <text:p text:style-name="P7"><text:soft-page-break/>مثال : دنباله ی {1,2,3} دارای زیر دنباله های خاص زیادی است. یکی از آن‌ها {1,2} است که مقدار نظیر آن برابر 2 است. یکی دیگر {2,3} است که مقدار نظیر آن 4 است. زیر دنباله ی خاص ماکسیمم این دنباله برابر 4 است.</text:p>
      <text:p text:style-name="P12"><text:span text:style-name="T1">مثال 2 : دنباله ی </text:span><text:span text:style-name="T2">{6, 2, 5, 4, 5, 1, 6} </text:span><text:span text:style-name="T4">دارای زیردنباله ی خاص {5,4,5} است که این زیردنباله ی خاص از تمام زیردنباله های خاص دیگر بزرگ‌تر است.</text:span></text:p>
      <text:p text:style-name="P2"/>
      <text:p text:style-name="P16"><text:span text:style-name="T4">ن</text:span><text:span text:style-name="T2">کته: الگوریتم شما باید از O(n) باشد</text:span></text:p>
      <text:p text:style-name="P17"><text:span text:style-name="T4">2. </text:span><text:span text:style-name="T2">در یک ماتریس صفر و یک، بزرگترین زیرماتریس مستطیلی شکلی را بیابید که تمام عناصر آن 1 باشد.</text:span></text:p>
      <text:p text:style-name="P3">مثال : در ماتریس زیر</text:p>
      <text:p text:style-name="P29">1<text:tab/>1<text:tab/>1<text:tab/>0<text:tab/>0</text:p>
      <text:p text:style-name="P29">1<text:tab/>1<text:tab/>0<text:tab/>1<text:tab/>1</text:p>
      <text:p text:style-name="P29">1<text:tab/>1<text:tab/>1<text:tab/>1<text:tab/>1</text:p>
      <text:p text:style-name="P29">0<text:tab/>1<text:tab/>0<text:tab/>0<text:tab/>0</text:p>
      <text:p text:style-name="P3">بزرگترین زیر ماتریس که همه ی عناصر آن 1 باشد برابر </text:p>
      <text:p text:style-name="P29">1<text:tab/>1</text:p>
      <text:p text:style-name="P29">1<text:tab/>1</text:p>
      <text:p text:style-name="P29">1<text:tab/>1</text:p>
      <text:p text:style-name="P17">است که دارای حاصل 6 می باشد. پس خروجی الگوریتم شما باید 6 باشد.</text:p>
      <text:p text:style-name="P17">راهنمایی : میتوانید از قسمت قبل و الگوریتم مربوط به زیرمجموعه ی «خاص» استفاده کنید</text:p>
      <text:p text:style-name="P17">نکته : الگوریتم شما باید از O(n^2) باشد</text:p>
      <text:p text:style-name="P35"/>
      <text:p text:style-name="P14"/>
      <text:p text:style-name="P18"><text:span text:style-name="T26">سؤالات کلاس حل تمرین</text:span>::</text:p>
      <text:p text:style-name="P19"><text:span text:style-name="T25">۱</text:span>. در یک دنباله ی اعداد نامرتب، <text:span text:style-name="T16">طول </text:span>بزرگترین زیردنباله را بیابید که تمام اعضای آن اکیدا صعودی باشد.</text:p>
      <text:p text:style-name="P13"><text:span text:style-name="T13">مثال: برای دنباله ی </text:span><text:span text:style-name="T2">{10, 22, 9, 33, 21, 50, 41, 60, 80} </text:span><text:span text:style-name="T5">بزرگترین زیردنباله ای که اکیدا صعودی باشد برابر {10, 22, 33, 50, 60, 80} خواهد بود </text:span><text:span text:style-name="T6">و خروجی الگوریتم شما باید 6 باشد.</text:span></text:p>
      <text:p text:style-name="P20"><text:span text:style-name="T6">ه</text:span><text:span text:style-name="T2">مچنین ممکن است این زیردنباله یکتا نباشد و چند زیر دنباله با شرایط بالا وجود داشته باشد که در این صورت پیدا کردن تنها یکی از آن‌ها کافی است.</text:span></text:p>
      <text:p text:style-name="P19"/>
      <text:p text:style-name="P19">نکته : الگوریتم شما باید از O(n^2) باشد</text:p>
      <text:p text:style-name="P32"/>
      <text:p text:style-name="P15"><text:span text:style-name="T25">2</text:span>. <text:span text:style-name="T19">یک دنباله دو بخشی نامیده می‌شود اگر ابتدا صعودی و سپس نزولی باشد. یک دنباله ی یک دنباله ی صعودی نیز دو بخشی است(با بخش نزولی به طول صفر) و همچنین یک دنباله ی نزولی نیز دوبخشی حساب میشود.</text:span></text:p>
      <text:p text:style-name="P15"/>
      <text:p text:style-name="P21">با داشتن یک دنباله، طول بزرگترین زیر دنباله ی دوبخشی آن را به دست آورید.</text:p>
      <text:p text:style-name="P21"><text:soft-page-break/>نکته : الگوریتم شما باید از O(n^2) باشد.</text:p>
      <text:p text:style-name="P21">راهنمایی : میتوانید از الگوریتم خود را که برای «بزرگترین زیر دنباله ی صعودی» ارائه دادید را کمی تغییر دهید تا این مسأله را حل کند.</text:p>
      <text:p text:style-name="P18"/>
      <text:p text:style-name="P18">3. بزرگترین زیر دنباله ی زیگ زاگی</text:p>
      <text:p text:style-name="P18"/>
      <text:p text:style-name="P22"><text:span text:style-name="T25">۴</text:span>. <text:span text:style-name="T20">ضرب ماتریس ها همیشه یک مسأله ی مهم در محاسبات است. فرض کنید n ماتریس دارید که ماتریس I ام دارای ابعداد k</text:span><text:span text:style-name="T21">i </text:span><text:span text:style-name="T23">* m</text:span><text:span text:style-name="T21">i</text:span><text:span text:style-name="T23"> است. ما میتوانیم این ماتریس ها را به شکل‌های مختلف در یکدیگر ضرب کنیم. در‌واقع ما میتوانیم به شکل‌های مختلف پرانتز گذاری کنیم. ضرب ماتریسی با ابعاد m*n و ماتریسی با ابعاد n*k دارای هزینه ی m*n*k است. الگوریتمی را پیشنهاد دهید که با انجام پرانتز گذاری مناسب کمترین هزینه ی لازم برای ضرب ماتریس ها را به دست آورد.</text:span></text:p>
      <text:p text:style-name="P25">خروجی الگوریتم شما باید کمترین هزینه ی لازم باشد.</text:p>
      <text:p text:style-name="P25"/>
      <text:p text:style-name="P23"><text:span text:style-name="T22">مثال :‌ </text:span><text:span text:style-name="T24">فرض کنید ضرب ماتریسی زیر وجود دارد:</text:span></text:p>
      <text:p text:style-name="P33">A * B * C</text:p>
      <text:p text:style-name="P26">که ابعاد ماتریس ها به شکل زیر است</text:p>
      <text:p text:style-name="P33">A = 3 * 2<text:tab/><text:tab/>B = 2 * 5<text:tab/><text:tab/>C = 5 * 4</text:p>
      <text:p text:style-name="P26">این ضرب را میتوان به دو صورت پرانتز گذاری کرد</text:p>
      <text:p text:style-name="P33">(A * B) * C</text:p>
      <text:p text:style-name="P33">A * (B * C)</text:p>
      <text:p text:style-name="P26">که هزینه ی ضرب به شکل اول به اندازه ی :: </text:p>
      <text:p text:style-name="P33">3 * 2 * 5 + 3 * 5 * 4 = 90</text:p>
      <text:p text:style-name="P26">و هزینه ی ضرب به شکل دوم به اندازه ی ::</text:p>
      <text:p text:style-name="P33">3 * 2 * 4 + 2 * 5 * 4 = 64</text:p>
      <text:p text:style-name="P26">است پس خروجی الگوریتم ما باید عدد 64 باشد.</text:p>
      <text:p text:style-name="P4"/>
      <text:p text:style-name="P18">5. independent set بر روی درخت</text:p>
      <text:p text:style-name="P18"/>
      <text:p text:style-name="P36">6. Tiling problem : یک زمین به طول 2 در m داریم که میخاهیم با موزائیک های 2 در 1 فرش کنیم. هر موزائیک را میتوان عمودی یا افقی قرار داد. به چند حالت میتوان این زمین را فرش کرد؟</text:p>
      <text:p text:style-name="P18"/>
      <text:p text:style-name="P24">سؤالات عملی</text:p>
      <text:p text:style-name="P1"><text:span text:style-name="T30">1. آرایه ساز</text:span><text:span text:style-name="T31">ی : </text:span><text:span text:style-name="T11">آرش میخواهد یک آرایه ی سورت شده بسازد</text:span><text:span text:style-name="T12">.</text:span></text:p>
      <text:p text:style-name="P37"><text:span text:style-name="T29">او در ابتدا یک آرایه ی به طول </text:span><text:span text:style-name="T28">n </text:span><text:span text:style-name="T29">دارد و میخواهد با شرایط تعریف شده ی زیر، از روی آرایه ی اصلی یک زیر آرایه ی دیگر بسازد</text:span><text:span text:style-name="T28">.</text:span></text:p>
      <text:p text:style-name="P37"><text:soft-page-break/><text:span text:style-name="T29">آرش به ترتیب عضو های آرایه ی اصلی </text:span><text:span text:style-name="T28">(</text:span><text:span text:style-name="T29">که نام این آرایه را </text:span><text:span text:style-name="T28">A </text:span><text:span text:style-name="T29">مینامیم</text:span><text:span text:style-name="T28">) </text:span><text:span text:style-name="T29">نگاه میکند</text:span><text:span text:style-name="T28">. </text:span><text:span text:style-name="T29">هنگامی که این عضو را نگاه میکند میتواند یکی از سه کار زیر را انجام دهد</text:span></text:p>
      <text:list xml:id="list2393367383" text:style-name="L1">
        <text:list-item>
          <text:p text:style-name="P38"><text:span text:style-name="T29">این عضو را نادیده بگیرد و عضو بعدی آرایه ی اصلی</text:span><text:span text:style-name="T28">(A) </text:span><text:span text:style-name="T29">را نگاه کند</text:span></text:p>
        </text:list-item>
        <text:list-item>
          <text:p text:style-name="P38"><text:span text:style-name="T29">این عضو را به انتهای آرایه ی فرعی</text:span><text:span text:style-name="T28">(B) </text:span><text:span text:style-name="T29">اضافه کند</text:span></text:p>
        </text:list-item>
        <text:list-item>
          <text:p text:style-name="P39"><text:span text:style-name="T29">این عضو را به ابتدای آرایه ی فرعی</text:span><text:span text:style-name="T28">(B) </text:span><text:span text:style-name="T29">اضافه کند</text:span><text:span text:style-name="T28">.</text:span></text:p>
        </text:list-item>
      </text:list>
      <text:p text:style-name="P37"><text:span text:style-name="T29">آرش میخواهد که نهایتا آرایه ی فرعی که میسازد </text:span><text:span text:style-name="T28">(B) </text:span><text:span text:style-name="T29">بیشترین طول را داشته باشد و یک آرایه ی صعودی باشد</text:span><text:span text:style-name="T28">.</text:span></text:p>
      <text:p text:style-name="P37"><text:span text:style-name="T29">با دانستن آرایه ی اصلی</text:span><text:span text:style-name="T28">(A) </text:span><text:span text:style-name="T29">به آرش بگویید طول بزرگترین آرایه ی فرعی که میتواند بسازد چقدر است</text:span><text:span text:style-name="T28">.</text:span></text:p>
      <text:p text:style-name="P27"/>
      <text:p text:style-name="P27">راهنمایی : الگوریتم شما باید از O(n<text:span text:style-name="T32">2</text:span><text:span text:style-name="T22">) باشد</text:span></text:p>
      <text:p text:style-name="P27">مثال : در آرایه ی </text:p>
      <text:p text:style-name="P34">{10, 3, 13, 1, 4, 9, 8, 12,6, 14, 5, 7, 2, 0, 11}</text:p>
      <text:p text:style-name="P27">خروجی الگوریتم شما باید 9 باشد.</text:p>
      <text:p text:style-name="P27"/>
      <text:p text:style-name="P1"><text:span text:style-name="T31">2. زیر ماتریس بزرگ : </text:span><text:span text:style-name="T11">به شما یک ماتریس </text:span><text:span text:style-name="T12">N * N </text:span><text:span text:style-name="T11">داده میشود</text:span><text:span text:style-name="T12">. </text:span><text:span text:style-name="T11">بزرگترین زیر ماتریس از نظر جمع را برای این ماتریس پیدا کنید</text:span><text:span text:style-name="T12">.</text:span></text:p>
      <text:p text:style-name="P41"><text:line-break/><text:span text:style-name="T27">راهنمایی : الگوریتم شما باید از O(n^3) یا O(n^4) باشد</text:span></text:p>
      <text:p text:style-name="P41"/>
      <text:p text:style-name="P40">3. شرط بندی : سؤال 2 تئوری (بزرگترین زیرمجموعه ی متوالی از نظر جمع) در قالب یک سؤال عملی مطرح شد</text:p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ospace"/>
    <style:font-face style:name="IRANSans" svg:font-family="IRANSans, Tahoma, Helvetica, sans-serif"/>
    <style:font-face style:name="Roboto" svg:font-family="Roboto, sans-serif"/>
    <style:font-face style:name="monospace" svg:font-family="monospace, monospace"/>
    <style:font-face style:name="Tahoma1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IRANSansWeb Light" svg:font-family="'IRANSansWeb Light'" style:font-family-generic="swiss" style:font-pitch="variable"/>
    <style:font-face style:name="IRANSansWeb Light1" svg:font-family="'IRANSansWeb Light'" style:font-adornments="Ligh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23:42:50.375416103</meta:creation-date>
    <dc:date>2019-04-20T21:50:25.549829324</dc:date>
    <meta:editing-duration>PT1H30M13S</meta:editing-duration>
    <meta:editing-cycles>32</meta:editing-cycles>
    <meta:generator>LibreOffice/6.0.7.3$Linux_X86_64 LibreOffice_project/00m0$Build-3</meta:generator>
    <meta:document-statistic meta:table-count="0" meta:image-count="0" meta:object-count="0" meta:page-count="5" meta:paragraph-count="98" meta:word-count="1438" meta:character-count="6547" meta:non-whitespace-character-count="5140"/>
  </office:meta>
</office:document-meta>
</file>